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Footnote">
      <style:text-properties fo:font-size="8pt" officeooo:rsid="0324c139" officeooo:paragraph-rsid="0324c139" style:font-size-asian="8pt" style:font-size-complex="8pt"/>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6"><text:soft-page-break/>. . .</text:p>
      <text:p text:style-name="P20"/>
      <text:p text:style-name="P27">I stood around Org for four hours, did a Strat Live run, made mooncloth, talked to Hannah on the phone, ran UBRS, went to bed.</text:p>
      <text:p text:style-name="P27"/>
      <text:p text:style-name="P27">X.XXX</text:p>
      <text:p text:style-name="P27"/>
      <text:p text:style-name="P27">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7">.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7"/>
      <text:p text:style-name="P29">. . .</text:p>
      <text:p text:style-name="P27"/>
      <text:p text:style-name="P27">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7"><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7"/>
      <text:p text:style-name="P27">X.XXXI</text:p>
      <text:p text:style-name="P27"/>
      <text:p text:style-name="P27">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8">.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7">. . .<text:span text:style-name="T18">I lounged around a bit, listened to some Buck Owens, walked to Odd’s, got a latte, went to the Brew Pump, bought a sixer of Trail Pass, walked home, listened to a Hannah song and wrote, 6:37.</text:span></text:p>
      <text:p text:style-name="P27"/>
      <text:p text:style-name="P29">. . .</text:p>
      <text:p text:style-name="P27"/>
      <text:p text:style-name="P30">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30"><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30"/>
      <text:p text:style-name="P30"/>
      <text:p text:style-name="P30"/>
      <text:p text:style-name="P30"/>
      <text:p text:style-name="P30"/>
      <text:p text:style-name="P30"><text:soft-page-break/></text:p>
      <text:p text:style-name="P30">XI.I</text:p>
      <text:p text:style-name="P30"/>
      <text:p text:style-name="P30">Woke to a rainy day, laid in bed til 10, ate vitamins, and, as Hannah formulated plans to work on her laptop/drink coffee, I decided I would drive home to get out of her way. We kissed passionately and she pushed me out the door. Kathryn hollered “Intruder!” at me and I corrected her, telling her I was an <text:span text:style-name="T19">ex</text:span>truder. I got in the car, drove home, took off my shoes and wrote at the Hog, 10:20.</text:p>
      <text:p text:style-name="P30">.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30"><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30"/>
      <text:p text:style-name="P31">. . .</text:p>
      <text:p text:style-name="P30"/>
      <text:p text:style-name="P32">I rested until 6:40, when I drove down to Kev’s, picked him, up, swung by the Brew Pump, said hey to Holly, drove to the shed. We worked on five tunes<text:note text:id="ftn0" text:note-class="footnote"><text:note-citation>1</text:note-citation><text:note-body><text:p text:style-name="P24">Sofia, Odetta, </text:p></text:note-body></text:note> until midnight. I drove Kev home, called Hannah, drove to my house, got undressed, said goodnight and fell asleep.</text:p>
      <text:p text:style-name="P32"/>
      <text:p text:style-name="P32">XI.II</text:p>
      <text:p text:style-name="P32"/>
      <text:p text:style-name="P32">I started to wake up around 10:30 when a FEMA agent called me asking about a home inspection, which I cancelled. Hannah texted me about a half-hour later saying she was going to Taco Billy, ordering food <text:soft-page-break/>and picking me up. I made coffee, gathered dirty laundry and finished my grapes.</text:p>
      <text:p text:style-name="P32"><text:s text:c="3"/>I got in her car and we drove to the Papas &amp; Beer parking lot, started loads of laundry, got offered lunch by the Red Cross, ate it on the sidewalk in front of the nail salon, receiving judgement from passersby. We checked out the hospitality tent, which had an unopened box of Telestrations. After Hannah carefully read the rules, we played three very fun rounds.</text:p>
      <text:p text:style-name="P32"><text:s text:c="3"/>We took a lap around the AtHome building, looking for potable water, ended up practically where we started, grabbed a couple cases of Sofia, put them in the car, unloaded our wet laundry, drove to my house. Hannah used the restroom while I gathered my things. I started a load of laundry, chatted with Tony &amp; Maria about being quiet, Linux, art, processes, weak bonds.</text:p>
      <text:p text:style-name="P32"><text:s text:c="3"/>I walked to Odd’s, ordered a latte, sat in the shade on the back deck, walked home, put on the latest batch of Ever-Expanding trio jams, wrote until 2: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2T14:23:25.550641782</dc:date>
    <meta:editing-duration>P61DT19H16M50S</meta:editing-duration>
    <meta:editing-cycles>674</meta:editing-cycles>
    <meta:generator>LibreOffice/24.2.5.2$MacOSX_X86_64 LibreOffice_project/bffef4ea93e59bebbeaf7f431bb02b1a39ee8a59</meta:generator>
    <meta:print-date>2024-11-01T10:23:35.833842598</meta:print-date>
    <meta:document-statistic meta:table-count="0" meta:image-count="0" meta:object-count="0" meta:page-count="39" meta:paragraph-count="100" meta:word-count="4352" meta:character-count="23031" meta:non-whitespace-character-count="18700"/>
  </office:meta>
</office:document-meta>
</file>